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3" table:default-cell-style-name="ce74"/>
        <table:table-column table:style-name="co4" table:number-columns-repeated="7" table:default-cell-style-name="ce74"/>
        <table:table-column table:style-name="co4" table:number-columns-repeated="981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>
            <text:p>Web</text:p>
          </table:table-cell>
          <table:table-cell table:style-name="ce12" table:number-columns-repeated="3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41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4"/>
          <table:table-cell table:style-name="ce81" table:number-columns-repeated="40"/>
          <table:table-cell table:style-name="ce86" table:number-columns-repeated="941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27"/>
          <table:table-cell table:style-name="ce83" table:number-columns-repeated="40"/>
          <table:table-cell table:style-name="ce87" table:number-columns-repeated="941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8"/>
          <table:table-cell table:style-name="ce84" table:number-columns-repeated="40"/>
          <table:table-cell table:style-name="ce88"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3"/>
          <table:table-cell table:number-columns-repeated="989"/>
        </table:table-row>
        <table:table-row table:style-name="ro5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26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3"/>
          <table:table-cell table:number-columns-repeated="989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2"/>
          <table:table-cell table:style-name="ce71" table:number-columns-repeated="33"/>
          <table:table-cell table:number-columns-repeated="989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3"/>
          <table:table-cell table:number-columns-repeated="989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3"/>
          <table:table-cell table:number-columns-repeated="989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3"/>
          <table:table-cell table:number-columns-repeated="989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3"/>
          <table:table-cell table:number-columns-repeated="989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3"/>
          <table:table-cell table:number-columns-repeated="989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26"/>
          <table:table-cell table:number-columns-repeated="989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3"/>
          <table:table-cell table:number-columns-repeated="989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3"/>
          <table:table-cell table:number-columns-repeated="989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3"/>
          <table:table-cell table:number-columns-repeated="989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9" table:default-cell-style-name="ce74"/>
        <table:table-column table:style-name="co4" table:number-columns-repeated="5" table:default-cell-style-name="ce74"/>
        <table:table-column table:style-name="co4" table:number-columns-repeated="937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7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9" office:value-type="string" calcext:value-type="string">
            <text:p>tri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7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table:number-columns-repeated="41"/>
          <table:table-cell table:style-name="ce84" table:number-columns-repeated="40"/>
          <table:table-cell table:style-name="ce88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table:number-columns-repeated="17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table:number-columns-repeated="15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table:number-columns-repeated="9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 table:number-columns-repeated="20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0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table:number-columns-repeated="28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4T08:05:37.229721597</dc:date>
    <meta:editing-duration>P315DT3H57M55S</meta:editing-duration>
    <meta:editing-cycles>1111</meta:editing-cycles>
    <meta:generator>LibreOffice/6.1.5.2$Linux_X86_64 LibreOffice_project/10$Build-2</meta:generator>
    <meta:document-statistic meta:table-count="3" meta:cell-count="923" meta:object-count="0"/>
  </office:meta>
</office:document-meta>
</file>